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1mm"/>
    </style:style>
    <style:style style:name="co2" style:family="table-column">
      <style:table-column-properties fo:break-before="auto" style:column-width="17.46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18.15mm"/>
    </style:style>
    <style:style style:name="co6" style:family="table-column">
      <style:table-column-properties fo:break-before="auto" style:column-width="18.38mm"/>
    </style:style>
    <style:style style:name="co7" style:family="table-column">
      <style:table-column-properties fo:break-before="auto" style:column-width="20.87mm"/>
    </style:style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23.81mm"/>
    </style:style>
    <style:style style:name="co10" style:family="table-column">
      <style:table-column-properties fo:break-before="auto" style:column-width="16.7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06mm" fo:break-before="auto" style:use-optimal-row-height="false"/>
    </style:style>
    <style:style style:name="ro2" style:family="table-row">
      <style:table-row-properties style:row-height="4.4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1">
      <style:table-cell-properties style:text-align-source="fix" style:repeat-content="false" fo:border="0.06pt solid #000000"/>
      <style:paragraph-properties fo:text-align="end" fo:margin-left="0mm"/>
    </style:style>
    <style:style style:name="ce6" style:family="table-cell" style:parent-style-name="Default">
      <style:table-cell-properties fo:border="0.06pt solid #000000"/>
    </style:style>
    <style:style style:name="ce16" style:family="table-cell" style:parent-style-name="Default" style:data-style-name="N111">
      <style:table-cell-properties fo:border="0.06pt solid #000000"/>
    </style:style>
    <style:style style:name="ce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3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2" table:default-cell-style-name="ce6"/>
        <table:table-column table:style-name="co4" table:default-cell-style-name="ce6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9"/>
        <table:table-column table:style-name="co8" table:default-cell-style-name="ce10"/>
        <table:table-column table:style-name="co9" table:default-cell-style-name="ce9"/>
        <table:table-column table:style-name="co10" table:default-cell-style-name="ce9"/>
        <table:table-row table:style-name="ro1">
          <table:table-cell/>
          <table:table-cell table:style-name="Default" table:number-columns-repeated="15"/>
        </table:table-row>
        <table:table-row table:style-name="ro2">
          <table:table-cell/>
          <table:table-cell table:style-name="ce1"/>
          <table:table-cell table:style-name="ce4" office:value-type="string" calcext:value-type="string" table:number-columns-spanned="4" table:number-rows-spanned="1">
            <text:p>Pesos Sinápticos Iniciais</text:p>
          </table:table-cell>
          <table:covered-table-cell table:number-columns-repeated="3" table:style-name="ce11"/>
          <table:table-cell table:style-name="ce11"/>
          <table:table-cell table:style-name="ce4" office:value-type="string" calcext:value-type="string" table:number-columns-spanned="4" table:number-rows-spanned="1">
            <text:p>Pesos Sinápticos Finais</text:p>
          </table:table-cell>
          <table:covered-table-cell table:number-columns-repeated="3" table:style-name="ce11"/>
          <table:table-cell table:style-name="ce11"/>
          <table:table-cell table:style-name="ce7" office:value-type="string" calcext:value-type="string" table:number-columns-spanned="1" table:number-rows-spanned="2">
            <text:p>Número de Épocas</text:p>
          </table:table-cell>
          <table:table-cell table:style-name="ce7" office:value-type="string" calcext:value-type="string" table:number-columns-spanned="1" table:number-rows-spanned="2">
            <text:p>QTD erros</text:p>
          </table:table-cell>
          <table:table-cell table:style-name="ce7" office:value-type="string" calcext:value-type="string" table:number-columns-spanned="1" table:number-rows-spanned="2">
            <text:p>Taxa de Aprendizado</text:p>
          </table:table-cell>
          <table:table-cell table:style-name="ce7" office:value-type="string" calcext:value-type="string" table:number-columns-spanned="1" table:number-rows-spanned="2">
            <text:p>Precisão</text:p>
          </table:table-cell>
        </table:table-row>
        <table:table-row table:style-name="ro3">
          <table:table-cell/>
          <table:table-cell table:style-name="ce11" office:value-type="string" calcext:value-type="string">
            <text:p>Tentativa</text:p>
          </table:table-cell>
          <table:table-cell table:style-name="ce11" office:value-type="string" calcext:value-type="string">
            <text:p>Bias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x4</text:p>
          </table:table-cell>
          <table:table-cell table:style-name="ce11" office:value-type="string" calcext:value-type="string">
            <text:p>Bias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 office:value-type="string" calcext:value-type="string">
            <text:p>x3</text:p>
          </table:table-cell>
          <table:table-cell table:style-name="ce11" office:value-type="string" calcext:value-type="string">
            <text:p>x4</text:p>
          </table:table-cell>
          <table:covered-table-cell table:number-columns-repeated="2" table:style-name="ce8"/>
          <table:covered-table-cell table:number-columns-repeated="2" table:style-name="ce11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5" office:value-type="float" office:value="0.97506483" calcext:value-type="float">
            <text:p>0,975065</text:p>
          </table:table-cell>
          <table:table-cell table:style-name="ce5" office:value-type="float" office:value="0.96311698" calcext:value-type="float">
            <text:p>0,963117</text:p>
          </table:table-cell>
          <table:table-cell table:style-name="ce5" office:value-type="float" office:value="0.04159533" calcext:value-type="float">
            <text:p>0,041595</text:p>
          </table:table-cell>
          <table:table-cell table:style-name="ce5" office:value-type="float" office:value="0.30267397" calcext:value-type="float">
            <text:p>0,302674</text:p>
          </table:table-cell>
          <table:table-cell table:style-name="ce5" office:value-type="float" office:value="0.84308254" calcext:value-type="float">
            <text:p>0,843083</text:p>
          </table:table-cell>
          <table:table-cell office:value-type="float" office:value="0.385214864632692" calcext:value-type="float">
            <text:p>0,385215</text:p>
          </table:table-cell>
          <table:table-cell office:value-type="float" office:value="0.666228107005424" calcext:value-type="float">
            <text:p>0,666228</text:p>
          </table:table-cell>
          <table:table-cell office:value-type="float" office:value="0.325841077867332" calcext:value-type="float">
            <text:p>0,325841</text:p>
          </table:table-cell>
          <table:table-cell office:value-type="float" office:value="-0.0158205975596963" calcext:value-type="float">
            <text:p>-0,015821</text:p>
          </table:table-cell>
          <table:table-cell office:value-type="float" office:value="-0.330123955399148" calcext:value-type="float">
            <text:p>-0,33012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612256272616068" calcext:value-type="float">
            <text:p>0,612256</text:p>
          </table:table-cell>
          <table:table-cell office:value-type="float" office:value="0.784399677332843" calcext:value-type="float">
            <text:p>0,784400</text:p>
          </table:table-cell>
          <table:table-cell office:value-type="float" office:value="0.717334246884267" calcext:value-type="float">
            <text:p>0,717334</text:p>
          </table:table-cell>
          <table:table-cell office:value-type="float" office:value="-0.00359632683924572" calcext:value-type="float">
            <text:p>-0,003596</text:p>
          </table:table-cell>
          <table:table-cell office:value-type="float" office:value="-0.53351734529098" calcext:value-type="float">
            <text:p>-0,53351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0.41015425" calcext:value-type="float">
            <text:p>0,410154</text:p>
          </table:table-cell>
          <table:table-cell table:style-name="ce16" office:value-type="float" office:value="0.21019015" calcext:value-type="float">
            <text:p>0,210190</text:p>
          </table:table-cell>
          <table:table-cell table:style-name="ce16" office:value-type="float" office:value="0.83203764" calcext:value-type="float">
            <text:p>0,832038</text:p>
          </table:table-cell>
          <table:table-cell table:style-name="ce16" office:value-type="float" office:value="0.82528577" calcext:value-type="float">
            <text:p>0,825286</text:p>
          </table:table-cell>
          <table:table-cell table:style-name="ce16" office:value-type="float" office:value="0.5642491" calcext:value-type="float">
            <text:p>0,564249</text:p>
          </table:table-cell>
          <table:table-cell office:value-type="float" office:value="0.544919070009972" calcext:value-type="float">
            <text:p>0,544919</text:p>
          </table:table-cell>
          <table:table-cell office:value-type="float" office:value="0.768702652124538" calcext:value-type="float">
            <text:p>0,768703</text:p>
          </table:table-cell>
          <table:table-cell office:value-type="float" office:value="0.823660949831191" calcext:value-type="float">
            <text:p>0,823661</text:p>
          </table:table-cell>
          <table:table-cell office:value-type="float" office:value="0.40030541779423" calcext:value-type="float">
            <text:p>0,400305</text:p>
          </table:table-cell>
          <table:table-cell office:value-type="float" office:value="-0.597880290419762" calcext:value-type="float">
            <text:p>-0,59788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01" calcext:value-type="float">
            <text:p>0,01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7143768146245" calcext:value-type="float">
            <text:p>1,371438</text:p>
          </table:table-cell>
          <table:table-cell office:value-type="float" office:value="1.1958537585502" calcext:value-type="float">
            <text:p>1,195854</text:p>
          </table:table-cell>
          <table:table-cell office:value-type="float" office:value="1.35578771832988" calcext:value-type="float">
            <text:p>1,355788</text:p>
          </table:table-cell>
          <table:table-cell office:value-type="float" office:value="-0.183821479905033" calcext:value-type="float">
            <text:p>-0,183821</text:p>
          </table:table-cell>
          <table:table-cell office:value-type="float" office:value="-0.962396599662775" calcext:value-type="float">
            <text:p>-0,96239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5" office:value-type="float" office:value="0.11658754" calcext:value-type="float">
            <text:p>0,116588</text:p>
          </table:table-cell>
          <table:table-cell table:style-name="ce5" office:value-type="float" office:value="0.73289845" calcext:value-type="float">
            <text:p>0,732898</text:p>
          </table:table-cell>
          <table:table-cell table:style-name="ce5" office:value-type="float" office:value="0.32555745" calcext:value-type="float">
            <text:p>0,325557</text:p>
          </table:table-cell>
          <table:table-cell table:style-name="ce5" office:value-type="float" office:value="0.09645314" calcext:value-type="float">
            <text:p>0,096453</text:p>
          </table:table-cell>
          <table:table-cell table:style-name="ce5" office:value-type="float" office:value="0.9605261" calcext:value-type="float">
            <text:p>0,960526</text:p>
          </table:table-cell>
          <table:table-cell office:value-type="float" office:value="1.36627926435963" calcext:value-type="float">
            <text:p>1,366279</text:p>
          </table:table-cell>
          <table:table-cell office:value-type="float" office:value="1.2035546049441" calcext:value-type="float">
            <text:p>1,203555</text:p>
          </table:table-cell>
          <table:table-cell office:value-type="float" office:value="1.36118396605873" calcext:value-type="float">
            <text:p>1,361184</text:p>
          </table:table-cell>
          <table:table-cell office:value-type="float" office:value="-0.168734207809791" calcext:value-type="float">
            <text:p>-0,168734</text:p>
          </table:table-cell>
          <table:table-cell office:value-type="float" office:value="-0.965578885687909" calcext:value-type="float">
            <text:p>-0,965579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69464936673629" calcext:value-type="float">
            <text:p>1,694649</text:p>
          </table:table-cell>
          <table:table-cell office:value-type="float" office:value="1.28994810789826" calcext:value-type="float">
            <text:p>1,289948</text:p>
          </table:table-cell>
          <table:table-cell office:value-type="float" office:value="1.56099534259759" calcext:value-type="float">
            <text:p>1,560995</text:p>
          </table:table-cell>
          <table:table-cell office:value-type="float" office:value="-0.346088445357879" calcext:value-type="float">
            <text:p>-0,346088</text:p>
          </table:table-cell>
          <table:table-cell office:value-type="float" office:value="-1.10329396873354" calcext:value-type="float">
            <text:p>-1,103294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6" office:value-type="float" office:value="0.41393227" calcext:value-type="float">
            <text:p>0,413932</text:p>
          </table:table-cell>
          <table:table-cell table:style-name="ce16" office:value-type="float" office:value="0.50580516" calcext:value-type="float">
            <text:p>0,505805</text:p>
          </table:table-cell>
          <table:table-cell table:style-name="ce16" office:value-type="float" office:value="0.53653387" calcext:value-type="float">
            <text:p>0,536534</text:p>
          </table:table-cell>
          <table:table-cell table:style-name="ce16" office:value-type="float" office:value="0.95788111" calcext:value-type="float">
            <text:p>0,957881</text:p>
          </table:table-cell>
          <table:table-cell table:style-name="ce16" office:value-type="float" office:value="0.85263195" calcext:value-type="float">
            <text:p>0,852632</text:p>
          </table:table-cell>
          <table:table-cell office:value-type="float" office:value="1.69135095708547" calcext:value-type="float">
            <text:p>1,691351</text:p>
          </table:table-cell>
          <table:table-cell office:value-type="float" office:value="1.29288313402441" calcext:value-type="float">
            <text:p>1,292883</text:p>
          </table:table-cell>
          <table:table-cell office:value-type="float" office:value="1.56348290130462" calcext:value-type="float">
            <text:p>1,563483</text:p>
          </table:table-cell>
          <table:table-cell office:value-type="float" office:value="-0.336855808633216" calcext:value-type="float">
            <text:p>-0,336856</text:p>
          </table:table-cell>
          <table:table-cell office:value-type="float" office:value="-1.10472790982718" calcext:value-type="float">
            <text:p>-1,104728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33746336651227" calcext:value-type="float">
            <text:p>1,337463</text:p>
          </table:table-cell>
          <table:table-cell office:value-type="float" office:value="1.19220220936553" calcext:value-type="float">
            <text:p>1,192202</text:p>
          </table:table-cell>
          <table:table-cell office:value-type="float" office:value="1.35177950602005" calcext:value-type="float">
            <text:p>1,351780</text:p>
          </table:table-cell>
          <table:table-cell office:value-type="float" office:value="-0.173155394265803" calcext:value-type="float">
            <text:p>-0,173155</text:p>
          </table:table-cell>
          <table:table-cell office:value-type="float" office:value="-0.981489083549956" calcext:value-type="float">
            <text:p>-0,981489</text:p>
          </table:table-cell>
          <table:table-cell office:value-type="float" office:value="732" calcext:value-type="float">
            <text:p>73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1" calcext:value-type="float">
            <text:p>0,0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0" loext:min-decimal-places="0" number:min-integer-digits="9" number:grouping="true"/>
    </number:number-style>
    <number:number-style style:name="N109">
      <number:number number:decimal-places="0" loext:min-decimal-places="0" number:min-integer-digits="7" number:grouping="true"/>
    </number:number-style>
    <number:number-style style:name="N110">
      <number:number number:decimal-places="0" loext:min-decimal-places="0" number:min-integer-digits="7"/>
    </number:number-style>
    <number:number-style style:name="N11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2">00/00/0000</text:date>, <text:time style:data-style-name="N2" text:time-value="14:15:56.8638331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2:25:57.597041168</meta:creation-date>
    <dc:date>2019-11-02T14:25:23.899872307</dc:date>
    <meta:editing-duration>PT50M14S</meta:editing-duration>
    <meta:editing-cycles>14</meta:editing-cycles>
    <meta:generator>LibreOffice/6.0.7.3$Linux_X86_64 LibreOffice_project/00m0$Build-3</meta:generator>
    <meta:document-statistic meta:table-count="1" meta:cell-count="137" meta:object-count="0"/>
  </office:meta>
</office:document-meta>
</file>